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irst_20_line_20_indent">
      <style:text-properties officeooo:paragraph-rsid="0077fdf3"/>
    </style:style>
    <style:style style:name="P7" style:family="paragraph" style:parent-style-name="First_20_line_20_indent">
      <style:text-properties fo:font-weight="bold" officeooo:paragraph-rsid="0077fdf3" style:font-weight-asian="bold" style:font-weight-complex="bold"/>
    </style:style>
    <style:style style:name="P8" style:family="paragraph" style:parent-style-name="First_20_line_20_indent">
      <style:text-properties officeooo:paragraph-rsid="00850abd"/>
    </style:style>
    <style:style style:name="P9" style:family="paragraph" style:parent-style-name="First_20_line_20_indent" style:master-page-name="First_20_Page">
      <style:paragraph-properties style:page-number="auto"/>
      <style:text-properties fo:font-weight="bold" officeooo:paragraph-rsid="0077fdf3" style:font-weight-asian="bold" style:font-weight-complex="bold"/>
    </style:style>
    <style:style style:name="P10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50ab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Задание: Создание технического анализа для разрабатываемого программного обеспечения игрового приложения  “Составь слово”</text:p>
      <text:p text:style-name="P7"/>
      <text:p text:style-name="P7">1. Введение</text:p>
      <text:p text:style-name="P6">Цель анализа: Определение сроков и сложности выполнения задачи по разработке игры.</text:p>
      <text:p text:style-name="P6">Краткое описание задачи: создание игры «Собери Слово» на языке</text:p>
      <text:p text:style-name="P6">программирования <text:span text:style-name="T2">Python</text:span></text:p>
      <text:p text:style-name="P6">Обзор текущего состояния проекта или системы: программа находится на стадии разработки.</text:p>
      <text:p text:style-name="P7"/>
      <text:p text:style-name="P7">2. Описание требований</text:p>
      <text:p text:style-name="P6">Операционная система: Программа должна быть совместима с операционными системами Windows.</text:p>
      <text:p text:style-name="P6">Библиотеки: При разработке игры могут потребоваться дополнительные библиотеки для работы с графикой, звуком, пользовательским интерфейсом и т.д.</text:p>
      <text:p text:style-name="P6">Ресурсы игры: Для игры «Составь Слово» потребуются изображения для</text:p>
      <text:p text:style-name="P6">отображения игрового поля, букв и других элементов интерфейса, а также</text:p>
      <text:p text:style-name="P6">звуковые эффекты.</text:p>
      <text:p text:style-name="P6">Хранение данных: Для сохранения игры и других данных может потребоваться использование файловой системы или базы данных.</text:p>
      <text:p text:style-name="P6">Обработка пользовательского ввода: Программа должна корректно обрабатывать пользовательский ввод с клавиатуры или мыши для управления игровым процессом.</text:p>
      <text:p text:style-name="P6">Геймплей и логика игры: Необходимо разработать логику игры «Собери Слово» определить правила, условия победы/поражения и другие игровые механики.</text:p>
      <text:p text:style-name="P6">Тестирование: После разработки программы необходимо провести тестирование</text:p>
      <text:p text:style-name="P6">на соответствие требованиям, а также на наличие ошибок и недочетов.</text:p>
      <text:p text:style-name="P6">Пользовательские требования:</text:p>
      <text:p text:style-name="P6">Генерация случайного слова из списка доступных слов.</text:p>
      <text:p text:style-name="P6">Возможность ввода слова пользователем.</text:p>
      <text:p text:style-name="P6">Проверка правильности введенного слова.</text:p>
      <text:p text:style-name="P6">Предоставление подсказки или подсказок при неудачных попытках Уведомление результате игры (победа/поражение).</text:p>
      <text:p text:style-name="P7"/>
      <text:p text:style-name="P7">3. Анализ сложности</text:p>
      <text:p text:style-name="P6">Создание игры «Составь слово» может быть сложным из-за необходимости работы с различными аспектами, такими как генерация случайных слов, обработка пользовательского ввода, управление состоянием игры и дизайн интерфейса, также, могут возникнуть следующие сложности:</text:p>
      <text:p text:style-name="P6"><text:span text:style-name="T3">1</text:span>. Выбор подходящей архитектуры: необходимо определить, какие классы, модули и компоненты будут включены в приложение, чтобы обеспечить его работу.</text:p>
      <text:p text:style-name="P8">Управление памятью: в <text:span text:style-name="T2">Python</text:span> управление памятью происходит вручную, поэтому</text:p>
      <text:p text:style-name="P6"><text:soft-page-break/></text:p>
      <text:p text:style-name="P6">2</text:p>
      <text:p text:style-name="P6">необходимо быть осторожным при выделении и освобождении памяти, чтобы</text:p>
      <text:p text:style-name="P6">избежать утечек памяти.</text:p>
      <text:p text:style-name="P6"><text:span text:style-name="T3">2</text:span>. Обработка ошибок: обработка ошибок и исключений в коде, для корректной</text:p>
      <text:p text:style-name="P6">работы в случае возникновения проблем.</text:p>
      <text:p text:style-name="P6"><text:span text:style-name="T3">3</text:span>.Оптимизация производительности: оптимизация кода, избежание лишних</text:p>
      <text:p text:style-name="P6">операций или использования неэффективных алгоритмов.</text:p>
      <text:p text:style-name="P6"><text:span text:style-name="T3">4</text:span>. Тестирование: проведение тестирования приложения для отслеживания</text:p>
      <text:p text:style-name="P6">корректной работы и отсутствия ошибок.</text:p>
      <text:p text:style-name="P7"/>
      <text:p text:style-name="P7">4. Планирование и распределение работ</text:p>
      <text:p text:style-name="P6">Подготовительный этап (5дней)</text:p>
      <text:p text:style-name="P6">Написание кода ( 5 дней)</text:p>
      <text:p text:style-name="P6">Идентификация препятствий ( 5 дней)</text:p>
      <text:p text:style-name="P6">Разработка плана действий( 5 дней)</text:p>
      <text:p text:style-name="P6">Тестирование и проверка (5 день)</text:p>
      <text:p text:style-name="P6">Документирование результатов (5 дней)</text:p>
      <text:p text:style-name="P6">Завершающие действия (1 день)</text:p>
      <text:p text:style-name="P6"/>
      <text:p text:style-name="P7">5. Анализ рисков и стратегии управления ими</text:p>
      <text:p text:style-name="P6">Отсутствие или недостаточное количество документации о зависимостях может затруднить понимание взаимосвязей между комплектами или модулями.</text:p>
      <text:p text:style-name="P6">Сложность кода: Если код комплектов или модулей сложен и плохо структурирован, это может затруднить изучение зависимостей и понимание логики работы системы.</text:p>
      <text:p text:style-name="P6">Изменения внешних компонентов: Изменения внешних компонентов или сторонних библиотек могут вызвать изменения в зависимостях, что требует дополнительного анализа и проверки.</text:p>
      <text:p text:style-name="P7">Стратегии управления рисками:</text:p>
      <text:p text:style-name="P6">Для достаточной документации – углубленно изучить связь между комплексами и модулями.</text:p>
      <text:p text:style-name="P6">Для избежания ошибок в коде, проводим тестирование.</text:p>
      <text:p text:style-name="P6">Для избежания в изменений в зависимости, проводим тестирование.</text:p>
      <text:p text:style-name="P7">6. Документирование результатов</text:p>
      <text:p text:style-name="P6">Техническая документация (схема алгоритма, диаграмма UML, инструкция</text:p>
      <text:p text:style-name="P6">пользователя)  </text:p>
      <text:p text:style-name="P6">Результаты  тестирования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02354896520048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3-14T12:42:28.555384792</meta:creation-date>
    <dc:title>Default</dc:title>
    <meta:editing-cycles>2</meta:editing-cycles>
    <meta:editing-duration>PT17S</meta:editing-duration>
    <meta:generator>LibreOffice/6.4.7.2$Linux_X86_64 LibreOffice_project/40$Build-2</meta:generator>
    <dc:date>2024-03-14T12:53:45.321115783</dc:date>
    <meta:document-statistic meta:table-count="1" meta:image-count="0" meta:object-count="0" meta:page-count="2" meta:paragraph-count="65" meta:word-count="472" meta:character-count="3772" meta:non-whitespace-character-count="3360"/>
  </office:meta>
</office:document-meta>
</file>